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officeooo:rsid="0019ec1a" officeooo:paragraph-rsid="0019ec1a" style:font-size-asian="12pt" style:font-size-complex="12pt"/>
    </style:style>
    <style:style style:name="P2" style:family="paragraph" style:parent-style-name="Standard">
      <style:paragraph-properties fo:text-align="start"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officeooo:paragraph-rsid="001c7319" style:font-size-asian="12pt" style:font-size-complex="12pt"/>
    </style:style>
    <style:style style:name="P4" style:family="paragraph" style:parent-style-name="Standard">
      <style:paragraph-properties fo:text-align="start" style:justify-single-word="false"/>
      <style:text-properties style:font-name="Arial" fo:font-size="12pt" officeooo:paragraph-rsid="002b5d12" style:font-size-asian="12pt" style:font-size-complex="12pt"/>
    </style:style>
    <style:style style:name="P5" style:family="paragraph" style:parent-style-name="Standard">
      <style:paragraph-properties fo:text-align="start" style:justify-single-word="false"/>
      <style:text-properties style:font-name="Arial" fo:font-size="12pt" officeooo:paragraph-rsid="0030c21c" style:font-size-asian="12pt" style:font-size-complex="12pt"/>
    </style:style>
    <style:style style:name="P6" style:family="paragraph" style:parent-style-name="Standard">
      <style:paragraph-properties fo:text-align="start" style:justify-single-word="false"/>
      <style:text-properties style:font-name="Arial" fo:font-size="12pt" officeooo:paragraph-rsid="00326234" style:font-size-asian="12pt" style:font-size-complex="12pt"/>
    </style:style>
    <style:style style:name="P7" style:family="paragraph" style:parent-style-name="Standard">
      <style:paragraph-properties fo:text-align="start" style:justify-single-word="false"/>
      <style:text-properties style:font-name="Arial" fo:font-size="12pt" officeooo:paragraph-rsid="00494cb1" style:font-size-asian="12pt" style:font-size-complex="12pt"/>
    </style:style>
    <style:style style:name="P8" style:family="paragraph" style:parent-style-name="Standard">
      <style:text-properties style:font-name="Arial" fo:font-size="12pt" officeooo:paragraph-rsid="0019ec1a" style:font-size-asian="12pt" style:font-size-complex="12pt"/>
    </style:style>
    <style:style style:name="P9" style:family="paragraph" style:parent-style-name="Standard">
      <style:paragraph-properties fo:text-align="start" style:justify-single-word="false"/>
      <style:text-properties style:font-name="Arial" fo:font-size="12pt" officeooo:rsid="0028b598" officeooo:paragraph-rsid="0028b598" style:font-size-asian="12pt" style:font-size-complex="12pt"/>
    </style:style>
    <style:style style:name="P10" style:family="paragraph" style:parent-style-name="Standard">
      <style:paragraph-properties fo:text-align="start" style:justify-single-word="false"/>
      <style:text-properties style:font-name="Arial" fo:font-size="12pt" officeooo:rsid="002e4692" officeooo:paragraph-rsid="002e4692" style:font-size-asian="12pt" style:font-size-complex="12pt"/>
    </style:style>
    <style:style style:name="P11" style:family="paragraph" style:parent-style-name="Standard">
      <style:paragraph-properties fo:text-align="start" style:justify-single-word="false"/>
      <style:text-properties style:font-name="Arial" fo:font-size="12pt" officeooo:rsid="002e4692" officeooo:paragraph-rsid="002f69c6" style:font-size-asian="12pt" style:font-size-complex="12pt"/>
    </style:style>
    <style:style style:name="P12" style:family="paragraph" style:parent-style-name="Standard">
      <style:paragraph-properties fo:text-align="start" style:justify-single-word="false"/>
      <style:text-properties style:font-name="Arial" fo:font-size="12pt" officeooo:rsid="002e4692" officeooo:paragraph-rsid="0030c21c" style:font-size-asian="12pt" style:font-size-complex="12pt"/>
    </style:style>
    <style:style style:name="P13" style:family="paragraph" style:parent-style-name="Standard">
      <style:paragraph-properties fo:text-align="start" style:justify-single-word="false"/>
      <style:text-properties style:font-name="Arial" fo:font-size="12pt" officeooo:rsid="0031afb3" officeooo:paragraph-rsid="0031afb3" style:font-size-asian="12pt" style:font-size-complex="12pt"/>
    </style:style>
    <style:style style:name="P14" style:family="paragraph" style:parent-style-name="Standard">
      <style:paragraph-properties fo:text-align="start" style:justify-single-word="false"/>
      <style:text-properties style:font-name="Arial" fo:font-size="12pt" officeooo:rsid="00342c8c" officeooo:paragraph-rsid="00342c8c" style:font-size-asian="12pt" style:font-size-complex="12pt"/>
    </style:style>
    <style:style style:name="P15" style:family="paragraph" style:parent-style-name="Standard">
      <style:paragraph-properties fo:text-align="start" style:justify-single-word="false"/>
      <style:text-properties style:font-name="Arial" fo:font-size="12pt" officeooo:rsid="00344803" officeooo:paragraph-rsid="00344803" style:font-size-asian="12pt" style:font-size-complex="12pt"/>
    </style:style>
    <style:style style:name="P16" style:family="paragraph" style:parent-style-name="Standard">
      <style:paragraph-properties fo:text-align="start" style:justify-single-word="false"/>
      <style:text-properties style:font-name="Arial" fo:font-size="12pt" officeooo:rsid="004062ab" officeooo:paragraph-rsid="004062ab" style:font-size-asian="12pt" style:font-size-complex="12pt"/>
    </style:style>
    <style:style style:name="P17" style:family="paragraph" style:parent-style-name="Standard">
      <style:paragraph-properties fo:text-align="start" style:justify-single-word="false"/>
      <style:text-properties style:font-name="Arial" fo:font-size="12pt" officeooo:rsid="004134bb" officeooo:paragraph-rsid="004134bb" style:font-size-asian="12pt" style:font-size-complex="12pt"/>
    </style:style>
    <style:style style:name="P18" style:family="paragraph" style:parent-style-name="Standard">
      <style:paragraph-properties fo:text-align="start" style:justify-single-word="false"/>
      <style:text-properties style:font-name="Arial" fo:font-size="12pt" officeooo:rsid="00430c4a" officeooo:paragraph-rsid="00430c4a" style:font-size-asian="12pt" style:font-size-complex="12pt"/>
    </style:style>
    <style:style style:name="P19" style:family="paragraph" style:parent-style-name="Standard">
      <style:paragraph-properties fo:text-align="start" style:justify-single-word="false"/>
      <style:text-properties style:font-name="Arial" fo:font-size="12pt" officeooo:rsid="00433d4d" officeooo:paragraph-rsid="00433d4d" style:font-size-asian="12pt" style:font-size-complex="12pt"/>
    </style:style>
    <style:style style:name="P20" style:family="paragraph" style:parent-style-name="Standard">
      <style:paragraph-properties fo:text-align="start" style:justify-single-word="false"/>
      <style:text-properties style:font-name="Arial" fo:font-size="12pt" officeooo:rsid="0044cb1d" officeooo:paragraph-rsid="0044cb1d" style:font-size-asian="12pt" style:font-size-complex="12pt"/>
    </style:style>
    <style:style style:name="P21" style:family="paragraph" style:parent-style-name="Standard">
      <style:paragraph-properties fo:text-align="start" style:justify-single-word="false"/>
      <style:text-properties style:font-name="Arial" fo:font-size="12pt" officeooo:rsid="00468663" officeooo:paragraph-rsid="00468663" style:font-size-asian="12pt" style:font-size-complex="12pt"/>
    </style:style>
    <style:style style:name="P22" style:family="paragraph" style:parent-style-name="Standard">
      <style:text-properties style:font-name="Arial" fo:font-size="12pt" officeooo:rsid="0013a6d5" officeooo:paragraph-rsid="0013a6d5" style:font-size-asian="12pt" style:font-size-complex="12pt"/>
    </style:style>
    <style:style style:name="P23" style:family="paragraph" style:parent-style-name="Standard">
      <style:text-properties style:font-name="Arial" fo:font-size="12pt" officeooo:rsid="00159c47" officeooo:paragraph-rsid="00159c47" style:font-size-asian="12pt" style:font-size-complex="12pt"/>
    </style:style>
    <style:style style:name="P24" style:family="paragraph" style:parent-style-name="Standard">
      <style:text-properties style:font-name="Arial" fo:font-size="12pt" officeooo:rsid="00162b3f" officeooo:paragraph-rsid="00162b3f" style:font-size-asian="12pt" style:font-size-complex="12pt"/>
    </style:style>
    <style:style style:name="P25" style:family="paragraph" style:parent-style-name="Standard">
      <style:paragraph-properties fo:text-align="start" style:justify-single-word="false"/>
      <style:text-properties style:font-name="Arial" fo:font-size="12pt" officeooo:rsid="004c5b0e" officeooo:paragraph-rsid="004c5b0e" style:font-size-asian="12pt" style:font-size-complex="12pt"/>
    </style:style>
    <style:style style:name="P26" style:family="paragraph" style:parent-style-name="Standard">
      <style:paragraph-properties fo:text-align="start" style:justify-single-word="false"/>
      <style:text-properties style:font-name="Arial" fo:font-size="12pt" officeooo:rsid="004e2f43" officeooo:paragraph-rsid="004e2f43" style:font-size-asian="12pt" style:font-size-complex="12pt"/>
    </style:style>
    <style:style style:name="P27" style:family="paragraph" style:parent-style-name="Standard">
      <style:paragraph-properties fo:text-align="start" style:justify-single-word="false"/>
      <style:text-properties style:font-name="Arial" fo:font-size="12pt" officeooo:rsid="0052e821" officeooo:paragraph-rsid="0052e821" style:font-size-asian="12pt" style:font-size-complex="12pt"/>
    </style:style>
    <style:style style:name="P28" style:family="paragraph" style:parent-style-name="Standard">
      <style:paragraph-properties fo:text-align="start" style:justify-single-word="false"/>
      <style:text-properties style:font-name="Arial" fo:font-size="12pt" officeooo:rsid="0054c4b5" officeooo:paragraph-rsid="0054c4b5" style:font-size-asian="12pt" style:font-size-complex="12pt"/>
    </style:style>
    <style:style style:name="P29" style:family="paragraph" style:parent-style-name="Standard">
      <style:paragraph-properties fo:text-align="start" style:justify-single-word="false"/>
      <style:text-properties style:font-name="Arial" fo:font-size="12pt" officeooo:rsid="00563ecc" officeooo:paragraph-rsid="00563ecc" style:font-size-asian="12pt" style:font-size-complex="12pt"/>
    </style:style>
    <style:style style:name="P30" style:family="paragraph" style:parent-style-name="Standard">
      <style:paragraph-properties fo:text-align="start" style:justify-single-word="false"/>
      <style:text-properties style:font-name="Arial" fo:font-size="12pt" officeooo:rsid="0056d5e6" officeooo:paragraph-rsid="0056d5e6" style:font-size-asian="12pt" style:font-size-complex="12pt"/>
    </style:style>
    <style:style style:name="P31" style:family="paragraph" style:parent-style-name="Standard">
      <style:paragraph-properties fo:text-align="start" style:justify-single-word="false"/>
      <style:text-properties style:font-name="Arial" fo:font-size="12pt" officeooo:rsid="005dfb38" officeooo:paragraph-rsid="005dfb38" style:font-size-asian="12pt" style:font-size-complex="12pt"/>
    </style:style>
    <style:style style:name="P32" style:family="paragraph" style:parent-style-name="Standard">
      <style:paragraph-properties fo:text-align="start" style:justify-single-word="false"/>
      <style:text-properties style:font-name="Arial" fo:font-size="12pt" officeooo:rsid="0061dc5e" officeooo:paragraph-rsid="0061dc5e" style:font-size-asian="12pt" style:font-size-complex="12pt"/>
    </style:style>
    <style:style style:name="P33" style:family="paragraph" style:parent-style-name="Standard">
      <style:paragraph-properties fo:text-align="start" style:justify-single-word="false"/>
      <style:text-properties style:font-name="Arial" fo:font-size="12pt" officeooo:rsid="0062ffd4" officeooo:paragraph-rsid="0062ffd4" style:font-size-asian="12pt" style:font-size-complex="12pt"/>
    </style:style>
    <style:style style:name="P34" style:family="paragraph" style:parent-style-name="Standard">
      <style:paragraph-properties fo:text-align="start" style:justify-single-word="false"/>
      <style:text-properties style:font-name="Arial" fo:font-size="12pt" officeooo:rsid="006595f0" officeooo:paragraph-rsid="006595f0" style:font-size-asian="12pt" style:font-size-complex="12pt"/>
    </style:style>
    <style:style style:name="P35" style:family="paragraph" style:parent-style-name="Standard">
      <style:paragraph-properties fo:text-align="start" style:justify-single-word="false"/>
      <style:text-properties style:font-name="Arial" fo:font-size="12pt" officeooo:rsid="006d2166" officeooo:paragraph-rsid="006d2166" style:font-size-asian="12pt" style:font-size-complex="12pt"/>
    </style:style>
    <style:style style:name="P36" style:family="paragraph" style:parent-style-name="Standard">
      <style:paragraph-properties fo:text-align="start" style:justify-single-word="false"/>
      <style:text-properties style:font-name="Arial" fo:font-size="12pt" officeooo:rsid="00700f79" officeooo:paragraph-rsid="00700f79" style:font-size-asian="12pt" style:font-size-complex="12pt"/>
    </style:style>
    <style:style style:name="P37" style:family="paragraph" style:parent-style-name="Standard">
      <style:paragraph-properties fo:text-align="start" style:justify-single-word="false"/>
      <style:text-properties style:font-name="Arial" fo:font-size="12pt" officeooo:rsid="0074bb71" officeooo:paragraph-rsid="0074bb71" style:font-size-asian="12pt" style:font-size-complex="12pt"/>
    </style:style>
    <style:style style:name="P38" style:family="paragraph" style:parent-style-name="Standard">
      <style:paragraph-properties fo:text-align="start" style:justify-single-word="false"/>
      <style:text-properties style:font-name="Arial" fo:font-size="12pt" officeooo:rsid="007642e1" officeooo:paragraph-rsid="007642e1" style:font-size-asian="12pt" style:font-size-complex="12pt"/>
    </style:style>
    <style:style style:name="P39" style:family="paragraph" style:parent-style-name="Standard">
      <style:paragraph-properties fo:text-align="start" style:justify-single-word="false"/>
      <style:text-properties style:font-name="Arial" fo:font-size="12pt" officeooo:rsid="00783f16" officeooo:paragraph-rsid="00783f16" style:font-size-asian="12pt" style:font-size-complex="12pt"/>
    </style:style>
    <style:style style:name="P40" style:family="paragraph" style:parent-style-name="Standard">
      <style:paragraph-properties fo:text-align="start" style:justify-single-word="false"/>
      <style:text-properties style:font-name="Arial" fo:font-size="12pt" officeooo:rsid="00786c71" officeooo:paragraph-rsid="00786c71" style:font-size-asian="12pt" style:font-size-complex="12pt"/>
    </style:style>
    <style:style style:name="P41" style:family="paragraph" style:parent-style-name="Standard">
      <style:paragraph-properties fo:text-align="start" style:justify-single-word="false"/>
      <style:text-properties style:font-name="Arial" fo:font-size="12pt" officeooo:rsid="00794a8a" officeooo:paragraph-rsid="00794a8a" style:font-size-asian="12pt" style:font-size-complex="12pt"/>
    </style:style>
    <style:style style:name="P42" style:family="paragraph" style:parent-style-name="Standard">
      <style:paragraph-properties fo:text-align="start" style:justify-single-word="false"/>
      <style:text-properties style:font-name="Arial" fo:font-size="12pt" officeooo:rsid="007c2926" officeooo:paragraph-rsid="00794a8a" style:font-size-asian="12pt" style:font-size-complex="12pt"/>
    </style:style>
    <style:style style:name="P43" style:family="paragraph" style:parent-style-name="Standard">
      <style:paragraph-properties fo:text-align="start" style:justify-single-word="false"/>
      <style:text-properties style:font-name="Arial" fo:font-size="12pt" officeooo:rsid="007e5c78" officeooo:paragraph-rsid="007e5c78" style:font-size-asian="12pt" style:font-size-complex="12pt"/>
    </style:style>
    <style:style style:name="P44" style:family="paragraph" style:parent-style-name="Standard">
      <style:paragraph-properties fo:text-align="start" style:justify-single-word="false"/>
      <style:text-properties style:font-name="Arial" fo:font-size="12pt" officeooo:rsid="007febf8" officeooo:paragraph-rsid="007febf8" style:font-size-asian="12pt" style:font-size-complex="12pt"/>
    </style:style>
    <style:style style:name="P45" style:family="paragraph" style:parent-style-name="Standard">
      <style:paragraph-properties fo:text-align="start" style:justify-single-word="false"/>
      <style:text-properties style:font-name="Arial" fo:font-size="12pt" officeooo:rsid="0080d522" officeooo:paragraph-rsid="0080d522" style:font-size-asian="12pt" style:font-size-complex="12pt"/>
    </style:style>
    <style:style style:name="P46" style:family="paragraph" style:parent-style-name="Standard">
      <style:paragraph-properties fo:text-align="start" style:justify-single-word="false"/>
      <style:text-properties style:font-name="Arial" fo:font-size="12pt" officeooo:rsid="0085d5f0" officeooo:paragraph-rsid="0085d5f0" style:font-size-asian="12pt" style:font-size-complex="12pt"/>
    </style:style>
    <style:style style:name="P47" style:family="paragraph" style:parent-style-name="Standard">
      <style:paragraph-properties fo:text-align="start" style:justify-single-word="false"/>
      <style:text-properties style:font-name="Arial" fo:font-size="12pt" officeooo:rsid="0086251d" officeooo:paragraph-rsid="0086251d" style:font-size-asian="12pt" style:font-size-complex="12pt"/>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fo:color="#ff3333" style:font-name="Arial" fo:font-size="12pt" officeooo:rsid="004062ab" officeooo:paragraph-rsid="004062ab" style:font-size-asian="12pt" style:font-size-complex="12pt"/>
    </style:style>
    <style:style style:name="P50" style:family="paragraph" style:parent-style-name="Standard">
      <style:paragraph-properties fo:text-align="start" style:justify-single-word="false"/>
      <style:text-properties fo:color="#ff3333" style:font-name="Arial" fo:font-size="12pt" officeooo:rsid="00502a00" officeooo:paragraph-rsid="00502a00" style:font-size-asian="12pt" style:font-size-complex="12pt"/>
    </style:style>
    <style:style style:name="P51" style:family="paragraph" style:parent-style-name="Standard">
      <style:paragraph-properties fo:text-align="start" style:justify-single-word="false"/>
      <style:text-properties fo:color="#ff3333" style:font-name="Arial" fo:font-size="12pt" officeooo:rsid="0054c4b5" officeooo:paragraph-rsid="0054c4b5" style:font-size-asian="12pt" style:font-size-complex="12pt"/>
    </style:style>
    <style:style style:name="P52" style:family="paragraph" style:parent-style-name="Standard">
      <style:paragraph-properties fo:text-align="start" style:justify-single-word="false"/>
      <style:text-properties fo:color="#ff3333" style:font-name="Arial" fo:font-size="12pt" officeooo:rsid="00563ecc" officeooo:paragraph-rsid="00563ecc" style:font-size-asian="12pt" style:font-size-complex="12pt"/>
    </style:style>
    <style:style style:name="P53" style:family="paragraph" style:parent-style-name="Standard">
      <style:paragraph-properties fo:text-align="start" style:justify-single-word="false"/>
      <style:text-properties fo:color="#ff3333" style:font-name="Arial" fo:font-size="12pt" officeooo:rsid="0062ffd4" officeooo:paragraph-rsid="0062ffd4" style:font-size-asian="12pt" style:font-size-complex="12pt"/>
    </style:style>
    <style:style style:name="P54" style:family="paragraph" style:parent-style-name="Standard">
      <style:paragraph-properties fo:text-align="start" style:justify-single-word="false"/>
      <style:text-properties fo:color="#ff3333" style:font-name="Arial" fo:font-size="12pt" officeooo:rsid="006595f0" officeooo:paragraph-rsid="006595f0" style:font-size-asian="12pt" style:font-size-complex="12pt"/>
    </style:style>
    <style:style style:name="P55" style:family="paragraph" style:parent-style-name="Standard">
      <style:paragraph-properties fo:text-align="start" style:justify-single-word="false"/>
      <style:text-properties fo:color="#ff3333" style:font-name="Arial" fo:font-size="12pt" officeooo:rsid="00689dc4" officeooo:paragraph-rsid="00689dc4" style:font-size-asian="12pt" style:font-size-complex="12pt"/>
    </style:style>
    <style:style style:name="P56" style:family="paragraph" style:parent-style-name="Standard">
      <style:paragraph-properties fo:text-align="start" style:justify-single-word="false"/>
      <style:text-properties fo:color="#ff3333" style:font-name="Arial" fo:font-size="12pt" officeooo:rsid="00716a97" officeooo:paragraph-rsid="00716a97" style:font-size-asian="12pt" style:font-size-complex="12pt"/>
    </style:style>
    <style:style style:name="P57" style:family="paragraph" style:parent-style-name="Standard">
      <style:paragraph-properties fo:text-align="start" style:justify-single-word="false"/>
      <style:text-properties fo:color="#000000" style:font-name="Arial" fo:font-size="12pt" officeooo:rsid="0047bcd9" officeooo:paragraph-rsid="0047bcd9" style:font-size-asian="12pt" style:font-size-complex="12pt"/>
    </style:style>
    <style:style style:name="P58" style:family="paragraph" style:parent-style-name="Standard">
      <style:paragraph-properties fo:text-align="start" style:justify-single-word="false"/>
      <style:text-properties officeooo:rsid="006c582d" officeooo:paragraph-rsid="006c582d"/>
    </style:style>
    <style:style style:name="P59" style:family="paragraph" style:parent-style-name="Standard">
      <style:paragraph-properties fo:text-align="start" style:justify-single-word="false"/>
      <style:text-properties officeooo:rsid="006c62ee" officeooo:paragraph-rsid="006c62ee"/>
    </style:style>
    <style:style style:name="P60" style:family="paragraph" style:parent-style-name="Standard">
      <style:paragraph-properties fo:text-align="start" style:justify-single-word="false"/>
      <style:text-properties style:font-name="Arial" fo:font-size="12pt" officeooo:rsid="001c7319" officeooo:paragraph-rsid="001c7319" style:font-size-asian="12pt" style:font-size-complex="12pt"/>
    </style:style>
    <style:style style:name="P61" style:family="paragraph" style:parent-style-name="Standard">
      <style:paragraph-properties fo:text-align="start" style:justify-single-word="false"/>
      <style:text-properties style:font-name="Arial" fo:font-size="12pt" officeooo:rsid="002b5d12" officeooo:paragraph-rsid="002b5d12" style:font-size-asian="12pt" style:font-size-complex="12pt"/>
    </style:style>
    <style:style style:name="P62" style:family="paragraph" style:parent-style-name="Standard">
      <style:paragraph-properties fo:text-align="start" style:justify-single-word="false"/>
      <style:text-properties style:font-name="Arial" fo:font-size="12pt" officeooo:rsid="00301dea" officeooo:paragraph-rsid="0030c21c" style:font-size-asian="12pt" style:font-size-complex="12pt"/>
    </style:style>
    <style:style style:name="P63" style:family="paragraph" style:parent-style-name="Standard">
      <style:paragraph-properties fo:text-align="start" style:justify-single-word="false"/>
      <style:text-properties style:font-name="Arial" fo:font-size="12pt" officeooo:rsid="002e4692" officeooo:paragraph-rsid="0030c21c" style:font-size-asian="12pt" style:font-size-complex="12pt"/>
    </style:style>
    <style:style style:name="P64" style:family="paragraph" style:parent-style-name="Standard">
      <style:paragraph-properties fo:text-align="start" style:justify-single-word="false"/>
      <style:text-properties style:font-name="Arial" fo:font-size="12pt" officeooo:rsid="005ea67d" officeooo:paragraph-rsid="005dfb38" style:font-size-asian="12pt" style:font-size-complex="12pt"/>
    </style:style>
    <style:style style:name="P65" style:family="paragraph" style:parent-style-name="Standard">
      <style:paragraph-properties fo:text-align="start" style:justify-single-word="false"/>
      <style:text-properties style:font-name="Arial" fo:font-size="12pt" officeooo:rsid="0080d522" officeooo:paragraph-rsid="0080d522" style:font-size-asian="12pt" style:font-size-complex="12pt"/>
    </style:style>
    <style:style style:name="P66" style:family="paragraph" style:parent-style-name="Standard">
      <style:paragraph-properties fo:text-align="start" style:justify-single-word="false"/>
      <style:text-properties style:font-name="Arial" fo:font-size="12pt" officeooo:rsid="008b2e7e" officeooo:paragraph-rsid="008b2e7e" style:font-size-asian="12pt" style:font-size-complex="12pt"/>
    </style:style>
    <style:style style:name="P67" style:family="paragraph" style:parent-style-name="Standard">
      <style:paragraph-properties fo:text-align="start" style:justify-single-word="false"/>
      <style:text-properties style:font-name="Arial" fo:font-size="12pt" officeooo:rsid="007febf8" officeooo:paragraph-rsid="007febf8" style:font-size-asian="12pt" style:font-size-complex="12pt"/>
    </style:style>
    <style:style style:name="P68" style:family="paragraph" style:parent-style-name="Standard">
      <style:paragraph-properties fo:text-align="start" style:justify-single-word="false"/>
      <style:text-properties style:font-name="Arial" fo:font-size="12pt" officeooo:rsid="008e478e" officeooo:paragraph-rsid="008e478e" style:font-size-asian="12pt" style:font-size-complex="12pt"/>
    </style:style>
    <style:style style:name="P69" style:family="paragraph" style:parent-style-name="Standard">
      <style:paragraph-properties fo:text-align="start" style:justify-single-word="false"/>
      <style:text-properties style:font-name="Arial" fo:font-size="12pt" officeooo:rsid="007e5c78" officeooo:paragraph-rsid="007e5c78" style:font-size-asian="12pt" style:font-size-complex="12pt"/>
    </style:style>
    <style:style style:name="P70" style:family="paragraph" style:parent-style-name="Standard">
      <style:paragraph-properties fo:text-align="start" style:justify-single-word="false"/>
      <style:text-properties style:font-name="Arial" fo:font-size="12pt" officeooo:rsid="008ff4d0" officeooo:paragraph-rsid="008ff4d0" style:font-size-asian="12pt" style:font-size-complex="12pt"/>
    </style:style>
    <style:style style:name="P71" style:family="paragraph" style:parent-style-name="Standard">
      <style:paragraph-properties fo:text-align="start" style:justify-single-word="false"/>
      <style:text-properties style:font-name="Arial" fo:font-size="12pt" officeooo:rsid="0097721d" officeooo:paragraph-rsid="0097721d" style:font-size-asian="12pt" style:font-size-complex="12pt"/>
    </style:style>
    <style:style style:name="P72" style:family="paragraph" style:parent-style-name="Standard">
      <style:paragraph-properties fo:text-align="start" style:justify-single-word="false"/>
      <style:text-properties fo:color="#000000" style:font-name="Helvetica" fo:font-size="11pt" officeooo:rsid="0056d5e6" officeooo:paragraph-rsid="0056d5e6" style:font-size-asian="11pt" style:font-size-complex="12pt"/>
    </style:style>
    <style:style style:name="P73" style:family="paragraph" style:parent-style-name="Standard">
      <style:paragraph-properties fo:text-align="start" style:justify-single-word="false"/>
      <style:text-properties fo:color="#000000" style:font-name="Helvetica" fo:font-size="11pt" officeooo:rsid="0062ffd4" officeooo:paragraph-rsid="0062ffd4" style:font-size-asian="11pt" style:font-size-complex="12pt"/>
    </style:style>
    <style:style style:name="P74" style:family="paragraph" style:parent-style-name="Standard">
      <style:paragraph-properties fo:text-align="start" style:justify-single-word="false"/>
      <style:text-properties fo:color="#000000" style:font-name="Helvetica" fo:font-size="11pt" officeooo:rsid="006595f0" officeooo:paragraph-rsid="006595f0" style:font-size-asian="11pt" style:font-size-complex="12pt"/>
    </style:style>
    <style:style style:name="P75" style:family="paragraph" style:parent-style-name="Standard">
      <style:paragraph-properties fo:text-align="start" style:justify-single-word="false"/>
      <style:text-properties fo:color="#000000" style:font-name="Helvetica" fo:font-size="11pt" style:font-size-asian="11pt"/>
    </style:style>
    <style:style style:name="P76" style:family="paragraph" style:parent-style-name="Standard">
      <style:paragraph-properties fo:text-align="start" style:justify-single-word="false"/>
      <style:text-properties style:font-name="Helvetica" fo:font-size="11pt" officeooo:rsid="005dfb38" officeooo:paragraph-rsid="005dfb38" style:font-size-asian="11pt" style:font-size-complex="12pt"/>
    </style:style>
    <style:style style:name="P77" style:family="paragraph" style:parent-style-name="Standard">
      <style:paragraph-properties fo:text-align="start" style:justify-single-word="false"/>
      <style:text-properties style:font-name="Helvetica" fo:font-size="11pt" style:font-size-asian="11pt"/>
    </style:style>
    <style:style style:name="P78" style:family="paragraph" style:parent-style-name="Standard">
      <style:paragraph-properties fo:text-align="start" style:justify-single-word="false"/>
      <style:text-properties style:font-name="Helvetica" fo:font-size="11pt" officeooo:rsid="006c582d" officeooo:paragraph-rsid="006c582d" style:font-size-asian="11pt"/>
    </style:style>
    <style:style style:name="P79" style:family="paragraph" style:parent-style-name="Standard">
      <style:paragraph-properties fo:text-align="start" style:justify-single-word="false"/>
      <style:text-properties fo:color="#ff3333" style:font-name="Helvetica" fo:font-size="11pt" officeooo:rsid="006c62ee" officeooo:paragraph-rsid="006c62ee" style:font-size-asian="11pt"/>
    </style:style>
    <style:style style:name="P80" style:family="paragraph" style:parent-style-name="Standard">
      <style:paragraph-properties fo:text-align="start" style:justify-single-word="false"/>
      <style:text-properties fo:color="#ff3333" style:font-name="Arial" fo:font-size="12pt" officeooo:rsid="007642e1" officeooo:paragraph-rsid="007642e1" style:font-size-asian="12pt" style:font-size-complex="12pt"/>
    </style:style>
    <style:style style:name="P81" style:family="paragraph" style:parent-style-name="Standard">
      <style:paragraph-properties fo:text-align="start" style:justify-single-word="false"/>
      <style:text-properties fo:color="#ff3333" style:font-name="Arial" fo:font-size="12pt" officeooo:rsid="00786c71" officeooo:paragraph-rsid="00786c71" style:font-size-asian="12pt" style:font-size-complex="12pt"/>
    </style:style>
    <style:style style:name="T1" style:family="text">
      <style:text-properties officeooo:rsid="00159c47"/>
    </style:style>
    <style:style style:name="T2" style:family="text">
      <style:text-properties officeooo:rsid="00180c3d"/>
    </style:style>
    <style:style style:name="T3" style:family="text">
      <style:text-properties style:font-name="Helvetica" fo:font-size="11pt" style:font-size-asian="11pt"/>
    </style:style>
    <style:style style:name="T4" style:family="text">
      <style:text-properties style:font-name="Helvetica" fo:font-size="11pt" officeooo:rsid="005ef206" style:font-size-asian="11pt"/>
    </style:style>
    <style:style style:name="T5" style:family="text">
      <style:text-properties style:font-name="Helvetica" fo:font-size="11pt" officeooo:rsid="0060685b" style:font-size-asian="11pt"/>
    </style:style>
    <style:style style:name="T6" style:family="text">
      <style:text-properties style:font-name="Helvetica" fo:font-size="11pt" officeooo:rsid="00699171" style:font-size-asian="11pt"/>
    </style:style>
    <style:style style:name="T7" style:family="text">
      <style:text-properties officeooo:rsid="001ba60c"/>
    </style:style>
    <style:style style:name="T8" style:family="text">
      <style:text-properties officeooo:rsid="00222b71"/>
    </style:style>
    <style:style style:name="T9" style:family="text">
      <style:text-properties officeooo:rsid="00231728"/>
    </style:style>
    <style:style style:name="T10" style:family="text">
      <style:text-properties officeooo:rsid="00250338"/>
    </style:style>
    <style:style style:name="T11" style:family="text">
      <style:text-properties officeooo:rsid="00269304"/>
    </style:style>
    <style:style style:name="T12" style:family="text">
      <style:text-properties officeooo:rsid="002f69c6"/>
    </style:style>
    <style:style style:name="T13" style:family="text">
      <style:text-properties officeooo:rsid="00301dea"/>
    </style:style>
    <style:style style:name="T14" style:family="text">
      <style:text-properties officeooo:rsid="0031afb3"/>
    </style:style>
    <style:style style:name="T15" style:family="text">
      <style:text-properties officeooo:rsid="00326234"/>
    </style:style>
    <style:style style:name="T16" style:family="text">
      <style:text-properties officeooo:rsid="0032dcc4"/>
    </style:style>
    <style:style style:name="T17" style:family="text">
      <style:text-properties officeooo:rsid="0035cfad"/>
    </style:style>
    <style:style style:name="T18" style:family="text">
      <style:text-properties officeooo:rsid="00430c4a"/>
    </style:style>
    <style:style style:name="T19" style:family="text">
      <style:text-properties officeooo:rsid="00494cb1"/>
    </style:style>
    <style:style style:name="T20" style:family="text">
      <style:text-properties fo:color="#235a81" style:text-line-through-style="none" style:text-line-through-type="none" style:text-underline-style="none" style:text-blinking="false"/>
    </style:style>
    <style:style style:name="T21" style:family="text">
      <style:text-properties officeooo:rsid="004a6fb1"/>
    </style:style>
    <style:style style:name="T22" style:family="text">
      <style:text-properties fo:font-style="italic" fo:font-weight="bold" style:font-style-asian="italic" style:font-weight-asian="bold"/>
    </style:style>
    <style:style style:name="T23" style:family="text">
      <style:text-properties fo:font-style="italic" fo:font-weight="bold" officeooo:rsid="00326234" style:font-style-asian="italic" style:font-weight-asian="bold"/>
    </style:style>
    <style:style style:name="T24" style:family="text">
      <style:text-properties fo:font-style="italic" fo:font-weight="bold" officeooo:rsid="0032dcc4" style:font-style-asian="italic" style:font-weight-asian="bold"/>
    </style:style>
    <style:style style:name="T25" style:family="text">
      <style:text-properties officeooo:rsid="0050e9d7"/>
    </style:style>
    <style:style style:name="T26" style:family="text">
      <style:text-properties officeooo:rsid="0050fcd5"/>
    </style:style>
    <style:style style:name="T27" style:family="text">
      <style:text-properties officeooo:rsid="005131c8"/>
    </style:style>
    <style:style style:name="T28" style:family="text">
      <style:text-properties officeooo:rsid="00527243"/>
    </style:style>
    <style:style style:name="T29" style:family="text">
      <style:text-properties officeooo:rsid="0053e9b0"/>
    </style:style>
    <style:style style:name="T30" style:family="text">
      <style:text-properties officeooo:rsid="00565643"/>
    </style:style>
    <style:style style:name="T31" style:family="text">
      <style:text-properties officeooo:rsid="00575a63"/>
    </style:style>
    <style:style style:name="T32" style:family="text">
      <style:text-properties officeooo:rsid="0057a8d3"/>
    </style:style>
    <style:style style:name="T33" style:family="text">
      <style:text-properties fo:color="#000000" style:font-name="Helvetica" fo:font-size="11pt" style:font-size-asian="11pt"/>
    </style:style>
    <style:style style:name="T34" style:family="text">
      <style:text-properties fo:color="#000000" style:font-name="Helvetica" fo:font-size="11pt" officeooo:rsid="005ccb97" style:font-size-asian="11pt"/>
    </style:style>
    <style:style style:name="T35" style:family="text">
      <style:text-properties fo:color="#000000" style:font-name="Helvetica" fo:font-size="11pt" officeooo:rsid="0062ffd4" style:font-size-asian="11pt"/>
    </style:style>
    <style:style style:name="T36" style:family="text">
      <style:text-properties fo:color="#000000" style:font-name="Helvetica" fo:font-size="11pt" officeooo:rsid="0063a7f3" style:font-size-asian="11pt"/>
    </style:style>
    <style:style style:name="T37" style:family="text">
      <style:text-properties fo:color="#000000" style:font-name="Helvetica" fo:font-size="11pt" officeooo:rsid="006789c5" style:font-size-asian="11pt"/>
    </style:style>
    <style:style style:name="T38" style:family="text">
      <style:text-properties fo:color="#008db5" style:font-name="Helvetica" fo:font-size="16.5pt" style:font-size-asian="16.5pt"/>
    </style:style>
    <style:style style:name="T39" style:family="text">
      <style:text-properties officeooo:rsid="0062056e"/>
    </style:style>
    <style:style style:name="T40" style:family="text">
      <style:text-properties officeooo:rsid="006ea12d"/>
    </style:style>
    <style:style style:name="T41" style:family="text">
      <style:text-properties officeooo:rsid="00708503"/>
    </style:style>
    <style:style style:name="T42" style:family="text">
      <style:text-properties officeooo:rsid="007e5c78"/>
    </style:style>
    <style:style style:name="T43" style:family="text">
      <style:text-properties officeooo:rsid="0082bcb7"/>
    </style:style>
    <style:style style:name="T44" style:family="text">
      <style:text-properties officeooo:rsid="0083f62d"/>
    </style:style>
    <style:style style:name="T45" style:family="text">
      <style:text-properties officeooo:rsid="008805e3"/>
    </style:style>
    <style:style style:name="T46" style:family="text">
      <style:text-properties officeooo:rsid="00893af8"/>
    </style:style>
    <style:style style:name="T47" style:family="text">
      <style:text-properties officeooo:rsid="008b50e3"/>
    </style:style>
    <style:style style:name="T48" style:family="text">
      <style:text-properties officeooo:rsid="008ff4d0"/>
    </style:style>
    <style:style style:name="T49" style:family="text">
      <style:text-properties officeooo:rsid="0093e890"/>
    </style:style>
    <style:style style:name="T50" style:family="text">
      <style:text-properties officeooo:rsid="0095775c"/>
    </style:style>
    <style:style style:name="T51" style:family="text">
      <style:text-properties officeooo:rsid="0097fa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uvertu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Page de garde <text:span text:style-name="T2">(</text:span>vierge<text:span text:style-name="T2">)</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Page de ti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merciements</text:p>
      <text:p text:style-name="P22"/>
      <text:p text:style-name="P22"/>
      <text:p text:style-name="P22">Merci à Mme Jort, M. Doucet et M. Loudni pour avoir été nos tuteurs <text:span text:style-name="T1">durant ce projet et de nous avoir aidé dans la conduite de ce projet.</text:span></text:p>
      <text:p text:style-name="P22"/>
      <text:p text:style-name="P22"/>
      <text:p text:style-name="P23">Merci à M. Leduc, Mme Dréan ainsi que tout le personnel de l'association Revivre. Leur soutien, leur sympathie et leur compression nous ont permis travailler pendant ces 2 ans dans un cadre agréable favorisant de bonnes relations humaines et une bonne communication.</text:p>
      <text:p text:style-name="P22"/>
      <text:p text:style-name="P22"/>
      <text:p text:style-name="P24">Merci aux étudiants de 1ère année Corentin Cosseron, Florian Duval, Paul Jourdain et Benjamin Lemaître d'avoir repris ce projet que nous ne voulions pas voir s'arrêter après tant d'effort. Nous leur souhaitons également une bonne continuati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Sommai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text:soft-page-break/>I – Présentation du projet</text:p>
      <text:p text:style-name="P1"/>
      <text:p text:style-name="P1">1 – Contexte</text:p>
      <text:p text:style-name="P8"><text:s/></text:p>
      <text:p text:style-name="P2"><text:span text:style-name="T7">L'association Revivre</text:span> est chargée d’accueillir et d’orienter les personnes en difficulté</text:p>
      <text:p text:style-name="P2">sociale. <text:span text:style-name="T7">Elle</text:span> propose différentes activités pour réinsérer ses adhérents :</text:p>
      <text:p text:style-name="P3">chantiers en bâtiment, prestations diverses (nettoyage, conditionnement, assemblage, ...).</text:p>
      <text:p text:style-name="P3"/>
      <text:p text:style-name="P60">Pour pouvoir gérer ces activités mises en place sous forme de chantiers, l'association utilise une base de données permettant de suivre l'avancement de ces-dits chantiers et de gérer les adhérents liés à ces chantiers, les encadrants gérant les chantiers, les ressources allouées aux chantiers, ...</text:p>
      <text:p text:style-name="P2"/>
      <text:p text:style-name="P2"><text:span text:style-name="T8">Cette</text:span> base de données <text:span text:style-name="T9">a été créée sous </text:span>Access <text:span text:style-name="T10">et est</text:span> disponible via un Intranet</text:p>
      <text:p text:style-name="P2">qui est géré par une machine sous Windows Server R2. Cette base de données a été</text:p>
      <text:p text:style-name="P2">réalisée par un autodidacte (M. Gilles Leduc). <text:span text:style-name="T11">L</text:span>’organisation de la base de données n’est</text:p>
      <text:p text:style-name="P2">pas optimisée <text:span text:style-name="T11">et ne permet pas à un utilisateur non familier avec le système de pouvoir l'utiliser correctement.</text:span></text:p>
      <text:p text:style-name="P2"/>
      <text:p text:style-name="P2"/>
      <text:p text:style-name="P2"/>
      <text:p text:style-name="P9">2 – Enjeux</text:p>
      <text:p text:style-name="P9"/>
      <text:p text:style-name="P9">Le principal enjeu de ce projet est d’accroître la facilité d’utilisation de la base en</text:p>
      <text:p text:style-name="P2">permettant à d’autres membres de l’association de consulter et d’ajouter des informations</text:p>
      <text:p text:style-name="P4">très simplement. </text:p>
      <text:p text:style-name="P61">Une restructuration de la base de données afin d'obtenir un nouveau schéma cohérent et optimisé est aussi nécessaire, l'ancien schéma de la base n'étant pas utilisable en état.</text:p>
      <text:p text:style-name="P2"/>
      <text:p text:style-name="P2">Nous devons aussi permettre à différents utilisateurs de se connecter en même temps sur</text:p>
      <text:p text:style-name="P2">la base de données, il faut donc gérer le multi-sessions. Un autre enjeu est de convertir la</text:p>
      <text:p text:style-name="P2">base vers une version libre et gratuite.</text:p>
      <text:p text:style-name="P9"/>
      <text:p text:style-name="P9"/>
      <text:p text:style-name="P9"/>
      <text:p text:style-name="P10">3 – Objectifs</text:p>
      <text:p text:style-name="P10"/>
      <text:p text:style-name="P11"><text:span text:style-name="T12">L</text:span>es objectifs <text:span text:style-name="T12">fixés pour ce projet sont :</text:span></text:p>
      <text:p text:style-name="P11">- <text:s/>gérer les chantiers avec la visualisation et l’impression des devis</text:p>
      <text:p text:style-name="P11">- <text:s/><text:span text:style-name="T12">gérer les</text:span> achats <text:span text:style-name="T12">ainsi que </text:span>les fournisseurs</text:p>
      <text:p text:style-name="P12">- <text:span text:style-name="T13">gérer les temps de travail</text:span></text:p>
      <text:p text:style-name="P62">- gérer les salariés et membres de l'association</text:p>
      <text:p text:style-name="P12">- <text:span text:style-name="T14">gérer le suivi des chantiers</text:span></text:p>
      <text:p text:style-name="P12">- gérer l'export Excel</text:p>
      <text:p text:style-name="P5"/>
      <text:p text:style-name="P5"/>
      <text:p text:style-name="P5"/>
      <text:p text:style-name="P5"/>
      <text:p text:style-name="P5"/>
      <text:p text:style-name="P5"/>
      <text:p text:style-name="P5"/>
      <text:p text:style-name="P5"/>
      <text:p text:style-name="P13"><text:soft-page-break/>4 – Jalons</text:p>
      <text:p text:style-name="P13"/>
      <text:p text:style-name="P13"><text:span text:style-name="T22">13/01/2014 </text:span>: Choix du projet</text:p>
      <text:p text:style-name="P2"><text:span text:style-name="T22">06/02/2014 </text:span>: Première prise de contact</text:p>
      <text:p text:style-name="P2"><text:span text:style-name="T22">24/02/2014 </text:span>: Réalisation de la structure papier de la base de données</text:p>
      <text:p text:style-name="P2"><text:span text:style-name="T22">27/03/2014 </text:span>: Présentation de la structure de gestion des chantiers</text:p>
      <text:p text:style-name="P2"><text:span text:style-name="T22">24/04/2014 </text:span>: Présentation de la base au complet</text:p>
      <text:p text:style-name="P2"><text:span text:style-name="T22">12/06/2014 </text:span>: Installation de la partie chantier, <text:span text:style-name="T15">premier lot</text:span></text:p>
      <text:p text:style-name="P6"><text:span text:style-name="T23">17</text:span><text:span text:style-name="T22">/</text:span><text:span text:style-name="T23">11</text:span><text:span text:style-name="T22">/201</text:span><text:span text:style-name="T23">4</text:span><text:span text:style-name="T22"> </text:span>: Installation de la partie chantier, <text:span text:style-name="T15">deuxième lot</text:span></text:p>
      <text:p text:style-name="P6"><text:span text:style-name="T23">05/0</text:span><text:span text:style-name="T24">1</text:span><text:span text:style-name="T23">/2015 </text:span><text:span text:style-name="T15">: Installation de la partie salarié en insertion, restructuration de la base</text:span></text:p>
      <text:p text:style-name="P2"><text:span text:style-name="T24">23</text:span><text:span text:style-name="T22">/03/2015 </text:span>: <text:span text:style-name="T16">Installation de l'export Excel</text:span></text:p>
      <text:p text:style-name="P13"/>
      <text:p text:style-name="P13"/>
      <text:p text:style-name="P13"/>
      <text:p text:style-name="P14">5 – Evolution du projet</text:p>
      <text:p text:style-name="P10"/>
      <text:p text:style-name="P15">Il est important de noter que les objectifs ainsi que les jalons du projet ont été modifiés à maintes reprises. <text:span text:style-name="T17">En effet, notre commanditaire a régulièrement changé ses attentes au fur et à mesure de l'avancement du développement et ne nous a pas fourni un cahier des charges définitifs. C'est pourquoi ce projet devant être terminé initialement en un cycle normal de 2 ans a été repris par d'autres étudiants et qu'il y a du avoir une nouvelle restructuration de la base de données sur le jalon du 05/01/2015. Ne sera discuté dans ce rapport uniquement ce que nous avons fait et non ce que nous aurions du faire si le projet n'avait pas été modifié.</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II – Analyse</text:p>
      <text:p text:style-name="P16"/>
      <text:p text:style-name="P17">1 – MCD : Modèle conceptuel des Données</text:p>
      <text:p text:style-name="P16"/>
      <text:p text:style-name="P49">MCD uniquement de chantier <text:span text:style-name="T18">et revivre (ce qu'on a fait quoi)</text:span></text:p>
      <text:p text:style-name="P49"/>
      <text:p text:style-name="P57">Table « Personne » :</text:p>
      <text:p text:style-name="P57"/>
      <text:p text:style-name="P57">La table personne sert de point central à la base de données. Comme son nom l'indique, toutes les personnes y sont rentrées quelque soit leur statut, on y retrouvera donc les fournisseurs, les salariés, les bénévoles, etc ...</text:p>
      <text:p text:style-name="P16"/>
      <text:p text:style-name="P18">Explication pour le modèle « Chantier » :</text:p>
      <text:p text:style-name="P18"/>
      <text:p text:style-name="P18">Les clients commanditent un chantier. Le chantier est donc crée avec un état, premièrement « En attente », puis « Validé », « En cours » et « Terminé » ou « Refusé » si le chantier est annulé ou refusé.</text:p>
      <text:p text:style-name="P19">Pendant le déroulement du chantier, les salariés vont travailler sur celui-ci, il faut donc pouvoir rentrer les temps de travail ainsi que les dates pour pouvoir contrôler l'avancement du chantier. Pour être en mesure de rentrer ces heures de travail, un encadrant doit être attribué au chantier.</text:p>
      <text:p text:style-name="P20">Enfin, la gestion des achats doit aussi être prise en compte avec date et montant. Chaque achat doit être relié à un fournisseur préalablement rentré dans la base.</text:p>
      <text:p text:style-name="P20"/>
      <text:p text:style-name="P21">Explication pour le modèle « Revivre » :</text:p>
      <text:p text:style-name="P21"/>
      <text:p text:style-name="P7"><text:span text:style-name="T19">Les salariés ont un type qui les positionne globalement dans la structure Revivre (stagiaire, salarié, …) et une fonction qui détaille leurs activités au sein de l'association (secrétaire, encadrant, …). Si la personne possède le type « </text:span>Stagiaire »<text:span text:style-name="T20">, « </text:span>Salarié en Insertion », <text:span text:style-name="T19">ou « A</text:span>telier Occupationnel » <text:span text:style-name="T21">elle alors suivie avec un fiche de renseignement poussée. Cette personne sera aussi suivie par un référent qui appartient à une structure qui ici est appelée « Prescripteur ».</text:span><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5">2 – Dictionnaire des données</text:p>
      <text:p text:style-name="P25"/>
      <text:p text:style-name="P26">Récupère le dictionnaire généré par phpMyAdm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3 – Diagramme de cas d'utilisations</text:p>
      <text:p text:style-name="P26"/>
      <text:p text:style-name="P50">Insert diagramme from ressources, <text:span text:style-name="T25">commited a new one without the bullshit</text:span></text:p>
      <text:p text:style-name="P26"/>
      <text:p text:style-name="P26">Le diagramme de cas d’utilisation<text:span text:style-name="T26">s</text:span> représente toutes les actions que pourront faire les</text:p>
      <text:p text:style-name="P2">différents utilisateurs de l’application que nous a<text:span text:style-name="T27">v</text:span>ons dévelop<text:span text:style-name="T27">pée</text:span>. Cela permet ainsi de</text:p>
      <text:p text:style-name="P2">définir des schémas d’utilisations et quels sont les différents profils utilisateurs <text:span text:style-name="T28">mis</text:span></text:p>
      <text:p text:style-name="P2">en place.</text:p>
      <text:p text:style-name="P26"/>
      <text:p text:style-name="P26"/>
      <text:p text:style-name="P27">4 – Répart<text:span text:style-name="T29">it</text:span>ion des tâches</text:p>
      <text:p text:style-name="P27"/>
      <text:p text:style-name="P51">Je t'ai fais un tableur dans les ressources</text:p>
      <text:p text:style-name="P28"/>
      <text:p text:style-name="P28"/>
      <text:p text:style-name="P29">5 – Diagramme de Gant</text:p>
      <text:p text:style-name="P29"/>
      <text:p text:style-name="P52">u know it</text:p>
      <text:p text:style-name="P29"/>
      <text:p text:style-name="P29"/>
      <text:p text:style-name="P29">6 – Backlog</text:p>
      <text:p text:style-name="P29"/>
      <text:p text:style-name="P52">Je sais pas où s'en est ça, c'était pas <text:span text:style-name="T30">Alexandre</text:span> qui s'en occupai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III – Réalisation</text:p>
      <text:p text:style-name="P30"/>
      <text:p text:style-name="P30"><text:tab/><text:span text:style-name="T31">1 – Langages de programmations</text:span></text:p>
      <text:p text:style-name="P30"/>
      <text:p text:style-name="P30"><text:tab/><text:tab/><text:span text:style-name="T32">a. Gestion de la base de données</text:span></text:p>
      <text:p text:style-name="P30"/>
      <text:p text:style-name="P72">Concernant les choix du gestionnaire de base de données, nous avions le choix parmi</text:p>
      <text:p text:style-name="P75">un grand nombre de SGBD mais nous avons finalement choisi MySQL pour notre base de</text:p>
      <text:p text:style-name="P75">données.</text:p>
      <text:p text:style-name="P75">Parmi les autres SGBD que nous aurions pu choisir il y a par exemple : PostgreSQL,</text:p>
      <text:p text:style-name="P75">Oracle et Access.</text:p>
      <text:p text:style-name="P48"/>
      <text:p text:style-name="P75">Oracle et Access ont la particularité d’être payants or notre commanditaire nous a</text:p>
      <text:p text:style-name="P75">spécifié qu’il voulait une application faîte dans un langage gratuit pour ne pas avoir</text:p>
      <text:p text:style-name="P75">à payer de licenses, ce qui serait une grosse contrainte pour l’association qu’il</text:p>
      <text:p text:style-name="P75">représente.</text:p>
      <text:p text:style-name="P48"/>
      <text:p text:style-name="P75">MySQL a été préféré à Postgre pour sa meilleur intégration Web. De plus MySQL</text:p>
      <text:p text:style-name="P75">est un SGBD que nous avons commencé à étudié en cours. Nous avons</text:p>
      <text:p text:style-name="P75">également trouvé son panneau d’administration (PHPMyAdmin) très simple</text:p>
      <text:p text:style-name="P48"><text:span text:style-name="T33">d’utilisation, ce qui </text:span><text:span text:style-name="T34">permet à une personne non professionnelle de pouvoir interagir avec la base de données de manière relativement efficace.</text:span></text:p>
      <text:p text:style-name="P30"/>
      <text:p text:style-name="P31"><text:tab/><text:tab/>b. Interface</text:p>
      <text:p text:style-name="P31"/>
      <text:p text:style-name="P76">Pour la conception de l’interface, puisque nous avons fait le choix d’une application</text:p>
      <text:p text:style-name="P77">web, l’HTML / CSS se sont imposés à nous. Ces choix sont presque obligatoires car ce</text:p>
      <text:p text:style-name="P77">sont les langages les plus répandus, les plus utilisés et les plus efficaces dans la</text:p>
      <text:p text:style-name="P77">conception de pages Web. L’HTML permet de définir la structure de la page tandis que le</text:p>
      <text:p text:style-name="P77">CSS permet de créer une mise en page animé, ce qui veut dire que chaque élément d’une</text:p>
      <text:p text:style-name="P77">même catégorie se voit attribuer la même mise en page sans avoir besoin de les éditer</text:p>
      <text:p text:style-name="P77">individuellement et ceci même après une modification du code HTML.</text:p>
      <text:p text:style-name="P48"/>
      <text:p text:style-name="P77">Nous avons aussi intégré du JavaScript dans notre application pour permettre des</text:p>
      <text:p text:style-name="P77">interactions dynamiques tels que la réorganisation en temps réels des tables de données</text:p>
      <text:p text:style-name="P77">(tri alphabétique, par type de donnée, …) ou pour modifier l’affichage des formulaires en</text:p>
      <text:p text:style-name="P77">fonction du type de contact sélectionné.</text:p>
      <text:p text:style-name="P77"/>
      <text:p text:style-name="P64"><text:tab/><text:tab/>c. Manipulation des données</text:p>
      <text:p text:style-name="P31"/>
      <text:p text:style-name="P76">En ce qui concerne la gestion de l’envoi et de la réception de données entre la page</text:p>
      <text:p text:style-name="P77">internet et le serveur de la base de données, nous avons fait le choix d’utiliser PHP pour</text:p>
      <text:p text:style-name="P77">traiter ces requêtes, à défaut d’alternative comme ASP, JSP, Ruby on Rails ou node.js. En</text:p>
      <text:p text:style-name="P48"><text:span text:style-name="T3">effet, le PHP </text:span><text:span text:style-name="T4">faisant parti du cursus du DUT, nous avons voulu nous améliorer grâce à ce projet et pouvoir nous tourner vers nos professeurs en cas de besoin. </text:span><text:span text:style-name="T3">Nous voyons donc ce projet comme un outil d’apprentissage qui nous </text:span><text:span text:style-name="T4">a donné de nombreuses connaissances et nous a aidé pour </text:span><text:span text:style-name="T5">DUT.</text:span></text:p>
      <text:p text:style-name="P31"/>
      <text:p text:style-name="P31"/>
      <text:p text:style-name="P31"/>
      <text:p text:style-name="P31"/>
      <text:p text:style-name="P31"/>
      <text:p text:style-name="P31"/>
      <text:p text:style-name="P31"/>
      <text:p text:style-name="P31"/>
      <text:p text:style-name="P32"><text:soft-page-break/>2 – Schéma Navigation<text:span text:style-name="T39">n</text:span>el d'Interaction : SNI</text:p>
      <text:p text:style-name="P32"/>
      <text:p text:style-name="P53">acceuil.png</text:p>
      <text:p text:style-name="P33"/>
      <text:p text:style-name="P73">Ce schéma représente la page d’accueil avec :</text:p>
      <text:p text:style-name="P48"><text:span text:style-name="T38">- </text:span><text:span text:style-name="T33">le logo de l’association « Revivre » en haut à gauche</text:span></text:p>
      <text:p text:style-name="P48"><text:span text:style-name="T38">- </text:span><text:span text:style-name="T33">Un </text:span><text:span text:style-name="T35">résumé</text:span><text:span text:style-name="T33"> central </text:span><text:span text:style-name="T35">récapitulant les dernières modifications</text:span></text:p>
      <text:p text:style-name="P48"><text:span text:style-name="T38">- </text:span><text:span text:style-name="T33">Les différents menus déroulants en haut à gauche permettant de naviguer rapidement entre les différentes pages de l’intranet.</text:span></text:p>
      <text:p text:style-name="P75"/>
      <text:p text:style-name="P48"><text:span text:style-name="T33">Notons que la disposition des menus déroulants et du logo de l’association </text:span><text:span text:style-name="T36">est</text:span><text:span text:style-name="T33"> commune</text:span></text:p>
      <text:p text:style-name="P75">à toutes les pages de l’intranet.</text:p>
      <text:p text:style-name="P33"/>
      <text:p text:style-name="P54">Affichage.png</text:p>
      <text:p text:style-name="P34"/>
      <text:p text:style-name="P74">Ce schéma représente l’affichage des données. Le menu déroulant en haut à gauche</text:p>
      <text:p text:style-name="P75">permet de trier les données affichées selon des critères précis tandis que les boutons de A</text:p>
      <text:p text:style-name="P75">à Z permettent de trier alphabétiquement.</text:p>
      <text:p text:style-name="P75"/>
      <text:p text:style-name="P48"><text:span text:style-name="T37">C</text:span><text:span text:style-name="T33">e schéma </text:span><text:span text:style-name="T37">sera réutilisé pour toutes </text:span><text:span text:style-name="T33">données </text:span><text:span text:style-name="T37">de la base </text:span><text:span text:style-name="T33">(chantiers, personnes, …).</text:span></text:p>
      <text:p text:style-name="P34"/>
      <text:p text:style-name="P55">Client.png</text:p>
      <text:p text:style-name="P34"/>
      <text:p text:style-name="P34"><text:span text:style-name="T3">Ce schéma représente l’insertion d’un </text:span><text:span text:style-name="T6">contact</text:span><text:span text:style-name="T3"> dans la base de données. On peut y</text:span></text:p>
      <text:p text:style-name="P77">voir tous les champs à compléter ainsi que le bouton d’envoi du formulaire (« Submit ») et</text:p>
      <text:p text:style-name="P77">le bouton de remise à zéro du formulaire (« Reset »).</text:p>
      <text:p text:style-name="P78">La liste déroulante « Catégorie » permet de choisir parmi tous les types de personne pour sélectionner le type de contact à ajouter. Si le contact est un client, on demande alors si c'est un particulier ou une structure.</text:p>
      <text:p text:style-name="P58"/>
      <text:p text:style-name="P79">Fournisseur.png</text:p>
      <text:p text:style-name="P59"/>
      <text:p text:style-name="P35">Ce schéma représente le détail d'un fournisseur (ou d'un client) de type catégorisé comme une structure. <text:span text:style-name="T40">On peut consulter toutes ses informations, de plus si des contacts sont rattachés à cet structure, un tableau s'affiche listant toutes ces personnes. Enfin si on est sur le détail d'un fournisseur, la liste des achats effectuées auprès de ce fournisseur s'affiche.</text:span></text:p>
      <text:p text:style-name="P35"/>
      <text:p text:style-name="P56">Chantier,png</text:p>
      <text:p text:style-name="P35"/>
      <text:p text:style-name="P36">Ce schéma représente la page de suivi d'un chantier <text:span text:style-name="T41">où toutes ses informations sont consultables. A remarquer que les données « Achat » et « Heures en cours » sont des barres de progression dynamiques.</text:span></text:p>
      <text:p text:style-name="P37">En dessous de ce tableau nous trouvons les boutons permettant de modifier, ajouter un temps de travail, modifier l'état du chantier et ajouter un achat.</text:p>
      <text:p text:style-name="P37">Enfin, deux tableaux viennent compléter cette page, l'un présentant les heures de travail et l'autre les achats. Chacun de ces tableaux est accompagné de sa courbe de progression dynamique.</text:p>
      <text:p text:style-name="P37"/>
      <text:p text:style-name="P37"/>
      <text:p text:style-name="P37"/>
      <text:p text:style-name="P37"/>
      <text:p text:style-name="P37"/>
      <text:p text:style-name="P80"><text:soft-page-break/>Suivi.png</text:p>
      <text:p text:style-name="P38"/>
      <text:p text:style-name="P39">Ce schéma représente le suivi des chantiers par encadrant. Il permet d'obtenir rapidement un résumé de tous les chantiers effectués dans une période donnée ainsi que par encadrants.</text:p>
      <text:p text:style-name="P39"/>
      <text:p text:style-name="P39"/>
      <text:p text:style-name="P40">3 – Ancienne interface</text:p>
      <text:p text:style-name="P40"/>
      <text:p text:style-name="P81">c'est que des screens</text:p>
      <text:p text:style-name="P40"/>
      <text:p text:style-name="P40"/>
      <text:p text:style-name="P40">4 – Nouvelle interface</text:p>
      <text:p text:style-name="P40"/>
      <text:p text:style-name="P81">idem.png</text:p>
      <text:p text:style-name="P40"/>
      <text:p text:style-name="P40"/>
      <text:p text:style-name="P40">IV – Réponse à la demande</text:p>
      <text:p text:style-name="P40"/>
      <text:p text:style-name="P41">1 – <text:span text:style-name="T42">Fonctionnalités</text:span></text:p>
      <text:p text:style-name="P41"/>
      <text:p text:style-name="P43">a. Personnes</text:p>
      <text:p text:style-name="P42"/>
      <text:p text:style-name="P43">Les personnes peuvent être ajoutées et modifiées. Si la personne est une structure il y alors possibilité de rattacher des contacts à cette structure, permettant de connaître rapidement toutes les personnes travaillant dans une certaine structure.</text:p>
      <text:p text:style-name="P70">Si la personne est un fournisseur, une liste des achats faits auprès de ce fournisseur est disponible.</text:p>
      <text:p text:style-name="P71">Si la personne est un client, une liste des chantiers effectués pour ce client est disponible.</text:p>
      <text:p text:style-name="P43"/>
      <text:p text:style-name="P44">La gestion des salariés en insertion qui est une gestion poussée est aussi opérationnelle et permet de faire des fiches de suivi pour suivre leur insertion dans le monde professionnel.</text:p>
      <text:p text:style-name="P44"/>
      <text:p text:style-name="P68">Fonctionnalités :</text:p>
      <text:p text:style-name="P68">- gestion globale des personnes</text:p>
      <text:p text:style-name="P68">- <text:span text:style-name="T48">gestion des contacts d'une structure</text:span></text:p>
      <text:p text:style-name="P68">- <text:span text:style-name="T48">gestion des fournisseurs, liste des achats effectués</text:span></text:p>
      <text:p text:style-name="P68">- <text:span text:style-name="T49">gestion des salariés en insertion</text:span></text:p>
      <text:p text:style-name="P68">- <text:span text:style-name="T51">gestion client, historique des chantiers</text:span></text:p>
      <text:p text:style-name="P68">- <text:span text:style-name="T50">gestion des membres de l'association Revivre</text:span></text:p>
      <text:p text:style-name="P44"/>
      <text:p text:style-name="P45">b. Chantiers</text:p>
      <text:p text:style-name="P45"/>
      <text:p text:style-name="P66">L'application gère les informations relatives à un chantiers. Ainsi, grâce à la gestion des achats, on peut savoir quel fut le coût du chantier et si le chantier est en déficit. <text:span text:style-name="T47">Avec la gestion des temps de travail, on peut savoir si l'estimation du temps nécessaire est respectée et en tirer des conclusions pour de futurs chantiers similaires. Enfin ces informations permettent de fabriquer un devis facturable au client.</text:span></text:p>
      <text:p text:style-name="P45"/>
      <text:p text:style-name="P45"><text:span text:style-name="T45">Fonctionnalités</text:span> : </text:p>
      <text:p text:style-name="P45">- <text:span text:style-name="T46">gestion globale du chantier</text:span></text:p>
      <text:p text:style-name="P45"><text:soft-page-break/>- <text:span text:style-name="T46">gestion d</text:span>es encadrants</text:p>
      <text:p text:style-name="P45">- <text:span text:style-name="T46">gestion d</text:span>es temps de travail, salariés travaillant sur le chantier</text:p>
      <text:p text:style-name="P45">- <text:span text:style-name="T46">gestion d</text:span>es achats, fournisseurs du chantie<text:span text:style-name="T43">r</text:span></text:p>
      <text:p text:style-name="P45">- impression des devis</text:p>
      <text:p text:style-name="P45">- <text:span text:style-name="T44">gestion de l'état du chantier (en attente, en cours, terminé, refusé)</text:span></text:p>
      <text:p text:style-name="P45"/>
      <text:p text:style-name="P46">2 – Attente du commanditaire</text:p>
      <text:p text:style-name="P46"/>
      <text:p text:style-name="P46">A cause des nombreux changements dans la demande du commanditaire, le développement de l'application présentement présentée pris plus longtemps que prévu, notamment dû à l'ajout de nombreuses fonctionnalités non prévues initialement (gestion des achats et de leur fournisseur, gestion des temps de travail, …).</text:p>
      <text:p text:style-name="P46"/>
      <text:p text:style-name="P46">En effet l'association Revivre gère aussi une location de voiture, de restauration, de location d'outillage, … Tous ces services souhaitent être intégrés à l'application, il reste donc un travail important à fournir pour combler toutes les attentes de l'association. D'autant plus que les retours sur l'application sont relativement importants et ralentissent le développement en conséquence.</text:p>
      <text:p text:style-name="P47">Ce projet a donc été repris par un nouveau groupe d'étudiant qui aura pour tâche de continuer le développement de cette application selon les demandes, changeantes, du commandi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5:53:59.037000000</meta:creation-date>
    <dc:date>2015-03-12T00:01:17.730000000</dc:date>
    <meta:editing-duration>PT6H49M34S</meta:editing-duration>
    <meta:editing-cycles>132</meta:editing-cycles>
    <meta:generator>LibreOffice/4.3.1.2$Windows_x86 LibreOffice_project/958349dc3b25111dbca392fbc281a05559ef6848</meta:generator>
    <meta:document-statistic meta:table-count="0" meta:image-count="0" meta:object-count="0" meta:page-count="14" meta:paragraph-count="162" meta:word-count="2185" meta:character-count="13377" meta:non-whitespace-character-count="11318"/>
  </office:meta>
</office:document-meta>
</file>